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eafb" officeooo:paragraph-rsid="0006eafb"/>
    </style:style>
    <style:style style:name="P2" style:family="paragraph" style:parent-style-name="Standard">
      <style:paragraph-properties fo:text-align="start" style:justify-single-word="false"/>
      <style:text-properties officeooo:rsid="0006eafb" officeooo:paragraph-rsid="0006eafb"/>
    </style:style>
    <style:style style:name="P3" style:family="paragraph" style:parent-style-name="Standard">
      <style:paragraph-properties fo:text-align="start" style:justify-single-word="false"/>
      <style:text-properties officeooo:rsid="0008e9ad" officeooo:paragraph-rsid="0008e9ad"/>
    </style:style>
    <style:style style:name="P4" style:family="paragraph" style:parent-style-name="Standard">
      <style:paragraph-properties fo:text-align="start" style:justify-single-word="false"/>
      <style:text-properties officeooo:rsid="000960ea" officeooo:paragraph-rsid="000960ea"/>
    </style:style>
    <style:style style:name="P5" style:family="paragraph" style:parent-style-name="Standard">
      <style:paragraph-properties fo:text-align="start" style:justify-single-word="false"/>
      <style:text-properties officeooo:rsid="000a7e36" officeooo:paragraph-rsid="000a7e36"/>
    </style:style>
    <style:style style:name="P6" style:family="paragraph" style:parent-style-name="Standard">
      <style:paragraph-properties fo:text-align="start" style:justify-single-word="false"/>
      <style:text-properties officeooo:rsid="000ee57c" officeooo:paragraph-rsid="000ee57c"/>
    </style:style>
    <style:style style:name="P7" style:family="paragraph" style:parent-style-name="Standard">
      <style:paragraph-properties fo:text-align="start" style:justify-single-word="false"/>
      <style:text-properties officeooo:rsid="000ff6ea" officeooo:paragraph-rsid="000ff6ea"/>
    </style:style>
    <style:style style:name="P8" style:family="paragraph" style:parent-style-name="Standard">
      <style:paragraph-properties fo:text-align="start" style:justify-single-word="false"/>
      <style:text-properties officeooo:rsid="0011aa7e" officeooo:paragraph-rsid="000ff6ea"/>
    </style:style>
    <style:style style:name="P9" style:family="paragraph" style:parent-style-name="Standard">
      <style:paragraph-properties fo:text-align="start" style:justify-single-word="false"/>
      <style:text-properties officeooo:rsid="0011aa7e" officeooo:paragraph-rsid="0011aa7e"/>
    </style:style>
    <style:style style:name="P10" style:family="paragraph" style:parent-style-name="Standard">
      <style:paragraph-properties fo:text-align="start" style:justify-single-word="false"/>
      <style:text-properties officeooo:rsid="001659be" officeooo:paragraph-rsid="001659be"/>
    </style:style>
    <style:style style:name="P11" style:family="paragraph" style:parent-style-name="Standard">
      <style:paragraph-properties fo:text-align="start" style:justify-single-word="false"/>
      <style:text-properties officeooo:rsid="0017e8a5" officeooo:paragraph-rsid="0017e8a5"/>
    </style:style>
    <style:style style:name="T1" style:family="text">
      <style:text-properties officeooo:rsid="000960ea"/>
    </style:style>
    <style:style style:name="T2" style:family="text">
      <style:text-properties officeooo:rsid="000a7e36"/>
    </style:style>
    <style:style style:name="T3" style:family="text">
      <style:text-properties officeooo:rsid="000bd04a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4/10/21</text:p>
      <text:p text:style-name="P1">Optimización</text:p>
      <text:p text:style-name="P1"/>
      <text:p text:style-name="P2">Una de las aplicaciones mas interesantes de las derivadas es la optimización. En la vida cotidiana nos presentamos con problemas de este tipo: hay que minimizar costes o maximizar el material con el cual trabajamos. Resolver este tipo de problemas es simplemente hablar de máximos y mínimos de funciones.</text:p>
      <text:p text:style-name="P2"/>
      <text:p text:style-name="P3">Para abordar este tipo de problemas <text:span text:style-name="T1">no hay una regla general pero si una serie de pasos a seguir.</text:span></text:p>
      <text:p text:style-name="P3"/>
      <text:p text:style-name="P4">1- Primero leer e interpretar bien el problema y las variables de este, y si es necesario ayudarse de un dibujo.</text:p>
      <text:p text:style-name="P4"/>
      <text:p text:style-name="P4">2- Plantear la función a maximizar o minimizar </text:p>
      <text:p text:style-name="P4"/>
      <text:p text:style-name="P4">3- Dejar todo en función de una única variable. <text:span text:style-name="T2">Si esta está en mas de una variable entonces las condiciones del problema nos deben ayudar a plantear una segunda ecuación para así despejar una de las variables <text:s/>y sustituirla en la función a maximizar o minimizar.</text:span></text:p>
      <text:p text:style-name="P4"/>
      <text:p text:style-name="P5">4- Una vez que tengo la función hallamos la primer derivada y la igualamos a 0 para hallar los máximos y mínimos, y evaluamos el signo de la segunda derivada para determinar si es un máximo o un mínimo</text:p>
      <text:p text:style-name="P5"/>
      <text:p text:style-name="P5">5- Interpretar las sol<text:span text:style-name="T3">uciones y resolverlas. </text:span></text:p>
      <text:p text:style-name="P5"/>
      <text:p text:style-name="P6">Actividades:</text:p>
      <text:p text:style-name="P6"/>
      <text:p text:style-name="P6">1- Un granjero compro una cerca de 150m y la idea es hacer 2 rectángulos similares para que no se mezclen los animales y de forma que sean contiguos.</text:p>
      <text:p text:style-name="P6">Cuales deben ser las dimensiones para que la superficie sea máxima? </text:p>
      <text:p text:style-name="P6"/>
      <text:p text:style-name="P6"><draw:frame draw:style-name="fr1" draw:name="Object1" text:anchor-type="as-char" svg:y="-0.1484in" svg:width="1.378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<draw:frame draw:style-name="fr1" draw:name="Object2" text:anchor-type="as-char" svg:y="-0.1484in" svg:width="0.6516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><draw:frame draw:style-name="fr1" draw:name="Object3" text:anchor-type="as-char" svg:y="-0.2437in" svg:width="3.1134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<draw:frame draw:style-name="fr1" draw:name="Object4" text:anchor-type="as-char" svg:y="-0.2437in" svg:width="2.9091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><draw:frame draw:style-name="fr1" draw:name="Object5" text:anchor-type="as-char" svg:y="-0.1484in" svg:width="0.9398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/>
      <text:p text:style-name="P7">2- Se desea cercar una superficie rectangular con una pared de uno de sus costados disponiéndose de 100m de alambre para cercos. </text:p>
      <text:p text:style-name="P7">Cual sera el área máxima que se puede abarcar con esta cantidad de alambre?</text:p>
      <text:p text:style-name="P8"/>
      <text:p text:style-name="P9"><draw:frame draw:style-name="fr1" draw:name="Object6" text:anchor-type="as-char" svg:y="-0.1484in" svg:width="1.3752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9">A=x*y</text:p>
      <text:p text:style-name="P9"><draw:frame draw:style-name="fr1" draw:name="Object7" text:anchor-type="as-char" svg:y="-0.2437in" svg:width="0.9374in" svg:height="0.3929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9"><draw:frame draw:style-name="fr1" draw:name="Object8" text:anchor-type="as-char" svg:y="-0.2437in" svg:width="2.098in" svg:height="0.392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9"><draw:frame draw:style-name="fr1" draw:name="Object9" text:anchor-type="as-char" svg:y="-0.2437in" svg:width="1.6917in" svg:height="0.3929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9"><text:soft-page-break/><draw:frame draw:style-name="fr1" draw:name="Object10" text:anchor-type="as-char" svg:y="-0.2437in" svg:width="2.8472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9"><draw:frame draw:style-name="fr1" draw:name="Object11" text:anchor-type="as-char" svg:y="-0.2437in" svg:width="1.2244in" svg:height="0.3929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9"><draw:frame draw:style-name="fr1" draw:name="Object12" text:anchor-type="as-char" svg:y="-0.1484in" svg:width="1.2665in" svg:height="0.1839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9"/>
      <text:p text:style-name="P10">3- Se pretende una lata de coca-cola cilíndrica con tapa de 1l de capacidad de aluminio. </text:p>
      <text:p text:style-name="P10">Cuales deben ser sus dimensiones para que se utilice el mínimo posible de metal?</text:p>
      <text:p text:style-name="P10"/>
      <text:p text:style-name="P11">Al = <text:span text:style-name="T4">π</text:span><text:span text:style-name="T5">r*h<text:line-break/>Ab = </text:span><text:span text:style-name="T4">π</text:span><text:span text:style-name="T5">r²</text:span></text:p>
      <text:p text:style-name="P11"><text:span text:style-name="T5">At= 2</text:span><text:span text:style-name="T4">π</text:span><text:span text:style-name="T5">r*h+</text:span><text:span text:style-name="T4">π</text:span><text:span text:style-name="T5">r²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7:49:33.466412007</meta:creation-date>
    <dc:date>2021-10-04T19:00:05.162023183</dc:date>
    <meta:editing-duration>PT1H10M28S</meta:editing-duration>
    <meta:editing-cycles>13</meta:editing-cycles>
    <meta:generator>LibreOffice/7.1.6.2$Linux_X86_64 LibreOffice_project/10$Build-2</meta:generator>
    <meta:document-statistic meta:table-count="0" meta:image-count="0" meta:object-count="12" meta:page-count="2" meta:paragraph-count="31" meta:word-count="310" meta:character-count="1728" meta:non-whitespace-character-count="1435"/>
  </office:meta>
</office:document-meta>
</file>

<file path=Object 1/content.xml><?xml version="1.0" encoding="utf-8"?>
<math xmlns="http://www.w3.org/1998/Math/MathML" display="block">
  <semantics>
    <mrow>
      <mrow>
        <mi>P</mi>
        <mo stretchy="false">=</mo>
        <mn>3</mn>
      </mrow>
      <mrow>
        <mi>y</mi>
        <mo stretchy="false">+</mo>
        <mn>2</mn>
      </mrow>
      <mrow>
        <mi>x</mi>
        <mo stretchy="false">=</mo>
        <mn>150</mn>
      </mrow>
      <mi>m</mi>
    </mrow>
    <annotation encoding="StarMath 5.0">P=3y+2x=150m</annotation>
  </semantics>
</math>
</file>

<file path=Object 10/content.xml><?xml version="1.0" encoding="utf-8"?>
<math xmlns="http://www.w3.org/1998/Math/MathML" display="block">
  <semantics>
    <mrow>
      <mrow>
        <mn>100</mn>
        <mo stretchy="false">−</mo>
        <mn>2</mn>
      </mrow>
      <mrow>
        <mi>x</mi>
        <mo stretchy="false">=</mo>
        <mn>0</mn>
      </mrow>
      <mo stretchy="false">→</mo>
      <mrow>
        <mn>100</mn>
        <mo stretchy="false">=</mo>
        <mn>2</mn>
      </mrow>
      <mi>x</mi>
      <mo stretchy="false">→</mo>
      <mrow>
        <mfrac>
          <mn>100</mn>
          <mn>2</mn>
        </mfrac>
        <mo stretchy="false">=</mo>
        <mi>x</mi>
      </mrow>
      <mo stretchy="false">→</mo>
      <mrow>
        <mn>50</mn>
        <mo stretchy="false">=</mo>
        <mi>x</mi>
      </mrow>
    </mrow>
    <annotation encoding="StarMath 5.0">100-2x=0 -&gt; 100=2x-&gt;100 over 2 = x -&gt; 50=x</annotation>
  </semantics>
</math>
</file>

<file path=Object 11/content.xml><?xml version="1.0" encoding="utf-8"?>
<math xmlns="http://www.w3.org/1998/Math/MathML" display="block">
  <semantics>
    <mrow>
      <mi>y</mi>
      <mo stretchy="false">=</mo>
      <mfrac>
        <mrow>
          <mn>100</mn>
          <mo stretchy="false">−</mo>
          <mn>50</mn>
        </mrow>
        <mn>2</mn>
      </mfrac>
      <mo stretchy="false">=</mo>
      <mn>25</mn>
    </mrow>
    <annotation encoding="StarMath 5.0">y= {100-50} over 2 = 25</annotation>
  </semantics>
</math>
</file>

<file path=Object 12/content.xml><?xml version="1.0" encoding="utf-8"?>
<math xmlns="http://www.w3.org/1998/Math/MathML" display="block">
  <semantics>
    <mrow>
      <mi>A</mi>
      <mo stretchy="false">=</mo>
      <mrow>
        <mn>50</mn>
        <mo stretchy="false">∗</mo>
        <mn>25</mn>
      </mrow>
      <mo stretchy="false">=</mo>
      <mn>1250</mn>
    </mrow>
    <annotation encoding="StarMath 5.0">A = 50*25=1250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i>y</mi>
        <mo stretchy="false">∗</mo>
        <mi>x</mi>
      </mrow>
    </mrow>
    <annotation encoding="StarMath 5.0">A=y*x</annotation>
  </semantics>
</math>
</file>

<file path=Object 3/content.xml><?xml version="1.0" encoding="utf-8"?>
<math xmlns="http://www.w3.org/1998/Math/MathML" display="block">
  <semantics>
    <mrow>
      <mrow>
        <mi>y</mi>
        <mo stretchy="false">=</mo>
        <mfrac>
          <mrow>
            <mrow>
              <mn>150</mn>
              <mo stretchy="false">−</mo>
              <mn>2</mn>
            </mrow>
            <mi>x</mi>
          </mrow>
          <mn>3</mn>
        </mfrac>
      </mrow>
      <mo stretchy="false">→</mo>
      <mrow>
        <mi>A</mi>
        <mo stretchy="false">=</mo>
        <mrow>
          <mfrac>
            <mrow>
              <mrow>
                <mn>150</mn>
                <mo stretchy="false">−</mo>
                <mn>2</mn>
              </mrow>
              <mi>x</mi>
            </mrow>
            <mn>3</mn>
          </mfrac>
          <mo stretchy="false">∗</mo>
          <mi>x</mi>
        </mrow>
        <mo stretchy="false">=</mo>
        <mfrac>
          <mrow>
            <mn>150</mn>
            <mrow>
              <mi>x</mi>
              <mo stretchy="false">−</mo>
              <mn>2</mn>
            </mrow>
            <mi>x</mi>
            <mn>²</mn>
          </mrow>
          <mn>3</mn>
        </mfrac>
      </mrow>
    </mrow>
    <annotation encoding="StarMath 5.0">y={150-2x} over 3 -&gt; A={150-2x}over 3 * x = {150x - 2x²} over 3</annotation>
  </semantics>
</math>
</file>

<file path=Object 4/content.xml><?xml version="1.0" encoding="utf-8"?>
<math xmlns="http://www.w3.org/1998/Math/MathML" display="block">
  <semantics>
    <mrow>
      <mi>A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n>3</mn>
        </mfrac>
      </mrow>
      <mrow>
        <mo fence="true" form="prefix" stretchy="false">(</mo>
        <mrow>
          <mrow>
            <mrow>
              <mn>150</mn>
              <mo stretchy="false">−</mo>
              <mn>4</mn>
            </mrow>
            <mi>x</mi>
          </mrow>
        </mrow>
        <mo fence="true" form="postfix" stretchy="false">)</mo>
      </mrow>
      <mo stretchy="false">→</mo>
      <mrow>
        <mfrac>
          <mn>150</mn>
          <mn>4</mn>
        </mfrac>
        <mo stretchy="false">=</mo>
        <mi>x</mi>
        <mo stretchy="false">=</mo>
        <mn>375</mn>
      </mrow>
      <mrow>
        <mi>m</mi>
        <mo stretchy="false">=</mo>
        <mi>x</mi>
      </mrow>
    </mrow>
    <annotation encoding="StarMath 5.0">A'( x ) = 1 over 3 ( 150-4x ) -&gt; 150 over 4 = x = 375m=x</annotation>
  </semantics>
</math>
</file>

<file path=Object 5/content.xml><?xml version="1.0" encoding="utf-8"?>
<math xmlns="http://www.w3.org/1998/Math/MathML" display="block">
  <semantics>
    <mrow>
      <mrow>
        <mi>A</mi>
        <mo stretchy="false">=</mo>
        <mn>937.5</mn>
      </mrow>
      <mi>m</mi>
      <mn>²</mn>
    </mrow>
    <annotation encoding="StarMath 5.0">A = 937.5m²</annotation>
  </semantics>
</math>
</file>

<file path=Object 6/content.xml><?xml version="1.0" encoding="utf-8"?>
<math xmlns="http://www.w3.org/1998/Math/MathML" display="block">
  <semantics>
    <mrow>
      <mrow>
        <mi>P</mi>
        <mo stretchy="false">=</mo>
        <mn>2</mn>
      </mrow>
      <mrow>
        <mi>y</mi>
        <mo stretchy="false">+</mo>
        <mn>1</mn>
      </mrow>
      <mrow>
        <mi>x</mi>
        <mo stretchy="false">=</mo>
        <mn>100</mn>
      </mrow>
      <mi>m</mi>
    </mrow>
    <annotation encoding="StarMath 5.0">P = 2y+1x=100m</annotation>
  </semantics>
</math>
</file>

<file path=Object 7/content.xml><?xml version="1.0" encoding="utf-8"?>
<math xmlns="http://www.w3.org/1998/Math/MathML" display="block">
  <semantics>
    <mrow>
      <mi>y</mi>
      <mo stretchy="false">=</mo>
      <mfrac>
        <mrow>
          <mrow>
            <mn>100</mn>
            <mo stretchy="false">−</mo>
            <mn>1</mn>
          </mrow>
          <mi>x</mi>
        </mrow>
        <mn>2</mn>
      </mfrac>
    </mrow>
    <annotation encoding="StarMath 5.0">y= {100-1x} over 2</annotation>
  </semantics>
</math>
</file>

<file path=Object 8/content.xml><?xml version="1.0" encoding="utf-8"?>
<math xmlns="http://www.w3.org/1998/Math/MathML" display="block">
  <semantics>
    <mrow>
      <mi>A</mi>
      <mo stretchy="false">=</mo>
      <mrow>
        <mfrac>
          <mrow>
            <mrow>
              <mn>100</mn>
              <mo stretchy="false">−</mo>
              <mn>1</mn>
            </mrow>
            <mi>x</mi>
          </mrow>
          <mn>2</mn>
        </mfrac>
        <mo stretchy="false">∗</mo>
        <mi>x</mi>
      </mrow>
      <mo stretchy="false">=</mo>
      <mfrac>
        <mrow>
          <mn>100</mn>
          <mrow>
            <mi>x</mi>
            <mo stretchy="false">−</mo>
            <mn>1</mn>
          </mrow>
          <mi>x</mi>
          <mn>²</mn>
        </mrow>
        <mn>2</mn>
      </mfrac>
    </mrow>
    <annotation encoding="StarMath 5.0">A= {100-1x} over 2 * x = { 100x-1x² } over 2</annotation>
  </semantics>
</math>
</file>

<file path=Object 9/content.xml><?xml version="1.0" encoding="utf-8"?>
<math xmlns="http://www.w3.org/1998/Math/MathML" display="block">
  <semantics>
    <mrow>
      <mi>A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n>2</mn>
        </mfrac>
      </mrow>
      <mrow>
        <mrow>
          <mo fence="true" form="prefix" stretchy="false">(</mo>
          <mrow>
            <mrow>
              <mrow>
                <mn>100</mn>
                <mo stretchy="false">−</mo>
                <mn>2</mn>
              </mrow>
              <mi>x</mi>
            </mrow>
          </mrow>
          <mo fence="true" form="postfix" stretchy="false">)</mo>
        </mrow>
        <mo stretchy="false">=</mo>
        <mn>0</mn>
      </mrow>
    </mrow>
    <annotation encoding="StarMath 5.0">A'( x ) = 1 over 2 ( 100-2x ) = 0</annotation>
  </semantics>
</math>
</file>